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60000002CD15FF59BE1BFA58E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9.601cm" svg:x="0.055cm" svg:y="0.126cm">
          <draw:image xlink:href="Pictures/1000000000000460000002CD15FF59BE1BFA58E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12T10:19:43.993000000</dc:date>
    <meta:editing-duration>PT3M9S</meta:editing-duration>
    <meta:editing-cycles>3</meta:editing-cycles>
    <meta:generator>LibreOffice/5.1.4.2$Windows_x86 LibreOffice_project/f99d75f39f1c57ebdd7ffc5f42867c12031db97a</meta:generator>
    <meta:document-statistic meta:object-count="1"/>
  </office:meta>
</office:document-meta>
</file>